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046" officeooo:paragraph-rsid="001cb046"/>
    </style:style>
    <style:style style:name="P2" style:family="paragraph" style:parent-style-name="Standard">
      <style:text-properties officeooo:rsid="001cb046" officeooo:paragraph-rsid="001cb0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utor we are here now to do the exercise that sent to us so thank you so for give us this important tasks.</text:p>
      <text:p text:style-name="P1">This is my first change to the fi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04:09.512011458</meta:creation-date>
    <dc:date>2024-12-13T09:09:29.244230749</dc:date>
    <meta:editing-duration>PT2M32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2" meta:word-count="32" meta:character-count="148" meta:non-whitespace-character-count="118"/>
  </office:meta>
</office:document-meta>
</file>